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unafloi">
            <text:p>Hunafloi</text:p>
          </table:table-cell>
          <table:table-cell office:value-type="string" office:value="radiocarbon">
            <text:p>radiocarbon</text:p>
          </table:table-cell>
          <table:table-cell office:value-type="string" office:value="SUERC-54839">
            <text:p>SUERC-54839</text:p>
          </table:table-cell>
          <table:table-cell office:value-type="float" office:value="65.304">
            <text:p>65.304</text:p>
          </table:table-cell>
          <table:table-cell office:value-type="float" office:value="-21.04">
            <text:p>-21.04</text:p>
          </table:table-cell>
          <table:table-cell office:value-type="float" office:value="9831.0">
            <text:p>9831.0</text:p>
          </table:table-cell>
          <table:table-cell office:value-type="float" office:value="42.0">
            <text:p>42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6.7">
            <text:p>56.7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BraderEtal2017">
            <text:p>BraderEtal2017</text:p>
          </table:table-cell>
        </table:table-row>
        <table:table-row>
          <table:table-cell office:value-type="string" office:value="Hunafloi">
            <text:p>Hunafloi</text:p>
          </table:table-cell>
          <table:table-cell office:value-type="string" office:value="radiocarbon">
            <text:p>radiocarbon</text:p>
          </table:table-cell>
          <table:table-cell office:value-type="string" office:value="SUERC-54844">
            <text:p>SUERC-54844</text:p>
          </table:table-cell>
          <table:table-cell office:value-type="float" office:value="65.433">
            <text:p>65.433</text:p>
          </table:table-cell>
          <table:table-cell office:value-type="float" office:value="-21.196">
            <text:p>-21.196</text:p>
          </table:table-cell>
          <table:table-cell office:value-type="float" office:value="2332.0">
            <text:p>2332.0</text:p>
          </table:table-cell>
          <table:table-cell office:value-type="float" office:value="37.0">
            <text:p>37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75">
            <text:p>2.7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BraderEtal2017">
            <text:p>BraderEtal2017</text:p>
          </table:table-cell>
        </table:table-row>
        <table:table-row>
          <table:table-cell office:value-type="string" office:value="Hunafloi">
            <text:p>Hunafloi</text:p>
          </table:table-cell>
          <table:table-cell office:value-type="string" office:value="radiocarbon">
            <text:p>radiocarbon</text:p>
          </table:table-cell>
          <table:table-cell office:value-type="string" office:value="SUERC-54845">
            <text:p>SUERC-54845</text:p>
          </table:table-cell>
          <table:table-cell office:value-type="float" office:value="65.433">
            <text:p>65.433</text:p>
          </table:table-cell>
          <table:table-cell office:value-type="float" office:value="-21.197">
            <text:p>-21.197</text:p>
          </table:table-cell>
          <table:table-cell office:value-type="float" office:value="338.0">
            <text:p>338.0</text:p>
          </table:table-cell>
          <table:table-cell office:value-type="float" office:value="37.0">
            <text:p>37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BraderEtal2017">
            <text:p>BraderEtal2017</text:p>
          </table:table-cell>
        </table:table-row>
        <table:table-row>
          <table:table-cell office:value-type="string" office:value="Hunafloi">
            <text:p>Hunafloi</text:p>
          </table:table-cell>
          <table:table-cell office:value-type="string" office:value="radiocarbon">
            <text:p>radiocarbon</text:p>
          </table:table-cell>
          <table:table-cell office:value-type="string" office:value="SUERC-47987">
            <text:p>SUERC-47987</text:p>
          </table:table-cell>
          <table:table-cell office:value-type="float" office:value="65.334">
            <text:p>65.334</text:p>
          </table:table-cell>
          <table:table-cell office:value-type="float" office:value="-20.987">
            <text:p>-20.987</text:p>
          </table:table-cell>
          <table:table-cell office:value-type="float" office:value="9850.0">
            <text:p>9850.0</text:p>
          </table:table-cell>
          <table:table-cell office:value-type="float" office:value="41.0">
            <text:p>41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5.8">
            <text:p>45.8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BraderEtal2017">
            <text:p>BraderEtal2017</text:p>
          </table:table-cell>
        </table:table-row>
        <table:table-row>
          <table:table-cell office:value-type="string" office:value="Hunafloi">
            <text:p>Hunafloi</text:p>
          </table:table-cell>
          <table:table-cell office:value-type="string" office:value="radiocarbon">
            <text:p>radiocarbon</text:p>
          </table:table-cell>
          <table:table-cell office:value-type="string" office:value="SUERC-47986">
            <text:p>SUERC-47986</text:p>
          </table:table-cell>
          <table:table-cell office:value-type="float" office:value="65.337">
            <text:p>65.337</text:p>
          </table:table-cell>
          <table:table-cell office:value-type="float" office:value="-20.99">
            <text:p>-20.99</text:p>
          </table:table-cell>
          <table:table-cell office:value-type="float" office:value="9689.0">
            <text:p>9689.0</text:p>
          </table:table-cell>
          <table:table-cell office:value-type="float" office:value="40.0">
            <text:p>40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0.3">
            <text:p>50.3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BraderEtal2017">
            <text:p>BraderEtal2017</text:p>
          </table:table-cell>
        </table:table-row>
        <table:table-row>
          <table:table-cell office:value-type="string" office:value="Hunafloi">
            <text:p>Hunafloi</text:p>
          </table:table-cell>
          <table:table-cell office:value-type="string" office:value="radiocarbon">
            <text:p>radiocarbon</text:p>
          </table:table-cell>
          <table:table-cell office:value-type="string" office:value="SUERC-47985">
            <text:p>SUERC-47985</text:p>
          </table:table-cell>
          <table:table-cell office:value-type="float" office:value="65.294">
            <text:p>65.294</text:p>
          </table:table-cell>
          <table:table-cell office:value-type="float" office:value="-20.933">
            <text:p>-20.933</text:p>
          </table:table-cell>
          <table:table-cell office:value-type="float" office:value="9625.0">
            <text:p>9625.0</text:p>
          </table:table-cell>
          <table:table-cell office:value-type="float" office:value="40.0">
            <text:p>40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0.6">
            <text:p>70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erEtal2017">
            <text:p>BraderEtal2017</text:p>
          </table:table-cell>
        </table:table-row>
        <table:table-row>
          <table:table-cell office:value-type="string" office:value="Hunafloi">
            <text:p>Hunafloi</text:p>
          </table:table-cell>
          <table:table-cell office:value-type="string" office:value="radiocarbon">
            <text:p>radiocarbon</text:p>
          </table:table-cell>
          <table:table-cell office:value-type="string" office:value="SUERC-47974">
            <text:p>SUERC-47974</text:p>
          </table:table-cell>
          <table:table-cell office:value-type="float" office:value="65.293">
            <text:p>65.293</text:p>
          </table:table-cell>
          <table:table-cell office:value-type="float" office:value="-20.933">
            <text:p>-20.933</text:p>
          </table:table-cell>
          <table:table-cell office:value-type="float" office:value="9751.0">
            <text:p>9751.0</text:p>
          </table:table-cell>
          <table:table-cell office:value-type="float" office:value="41.0">
            <text:p>41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8.2">
            <text:p>68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erEtal2017">
            <text:p>BraderEtal2017</text:p>
          </table:table-cell>
        </table:table-row>
        <table:table-row>
          <table:table-cell office:value-type="string" office:value="Hunafloi">
            <text:p>Hunafloi</text:p>
          </table:table-cell>
          <table:table-cell office:value-type="string" office:value="radiocarbon">
            <text:p>radiocarbon</text:p>
          </table:table-cell>
          <table:table-cell office:value-type="string" office:value="SUERC-54846">
            <text:p>SUERC-54846</text:p>
          </table:table-cell>
          <table:table-cell office:value-type="float" office:value="65.432">
            <text:p>65.432</text:p>
          </table:table-cell>
          <table:table-cell office:value-type="float" office:value="-21.2">
            <text:p>-21.2</text:p>
          </table:table-cell>
          <table:table-cell office:value-type="float" office:value="2024.0">
            <text:p>2024.0</text:p>
          </table:table-cell>
          <table:table-cell office:value-type="float" office:value="37.0">
            <text:p>37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55">
            <text:p>1.5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BraderEtal2017">
            <text:p>BraderEtal20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